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| currInt&lt;&lt;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| currInt&lt;&lt;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(int != currInt) &amp; (dIn[7:5] != 011) &amp; !useK &amp; !skip ? CurrInt = int, &gt;&gt;&gt;&gt; un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!skip ? &gt;&gt;&gt;&gt; tes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skip ? Skip = 0, &gt;&gt;&gt;&gt; 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dIn[3:0] == 1111) ? &gt;&gt;&gt;&gt;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(dIn[1:0] == 11) | (din[3:2] == 11)) ? &gt;&gt;&gt;&gt;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0] == 1111) ? &gt;&gt;&gt;&gt; mathZ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1:0] == 11) ? &gt;&gt;&gt;&gt; mathR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2] == 11) ? &gt;&gt;&gt;&gt; mathZ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(dIn[3:2] == 11) <text:s/>&amp; !skip ? &gt;&gt;&gt;&gt; jum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1] == 1110110) <text:s/>&amp; skip ? &gt;&gt;&gt;&gt;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1] == 1110111) <text:s/>&amp; skip ? Skip = 0, &gt;&gt;&gt;&gt; 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2] == 111111) <text:s/>&amp; skip ? &gt;&gt;&gt;&gt;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== 11)) ? &gt;&gt;&gt;&gt;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!= 11)) ? &gt;&gt;&gt;&gt;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== 11)) ? &gt;&gt;&gt;&gt; mathZ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!= 11)) ? &gt;&gt;&gt;&gt; mathRI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? &gt;&gt;&gt;&gt; fetchII : fetchI</text:p>
          </table:table-cell>
        </table:table-row>
        <table:table-row table:style-name="ro1">
          <table:table-cell office:value-type="string" calcext:value-type="string">
            <text:p>fetchII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</table:table-row>
        <table:table-row table:style-name="ro1">
          <table:table-cell office:value-type="string" calcext:value-type="string">
            <text:p>fetch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skip1</text:p>
          </table:table-cell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&gt;&gt;&gt;&gt;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&gt;&gt;&gt;&gt; fe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6:23:55.40258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7T16:38:07.841086908</dc:date>
    <meta:editing-duration>PT1H1M56S</meta:editing-duration>
    <meta:editing-cycles>11</meta:editing-cycles>
    <meta:generator>LibreOffice/6.0.7.3$Linux_X86_64 LibreOffice_project/00m0$Build-3</meta:generator>
    <meta:document-statistic meta:table-count="1" meta:cell-count="164" meta:object-count="0"/>
  </office:meta>
</office:document-meta>
</file>